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2-28,31,33-43</text:p>
      <text:p text:style-name="Standard">Instances: <text:s text:c="3"/>1000</text:p>
      <text:p text:style-name="Standard">Attributes: <text:s text:c="2"/>4</text:p>
      <text:p text:style-name="Standard"><text:s text:c="14"/>Bi_lemma_overlap_count</text:p>
      <text:p text:style-name="Standard"><text:s text:c="14"/>MeanSimLabel</text:p>
      <text:p text:style-name="Standard"><text:s text:c="14"/>Tri_lemma_overlap_count</text:p>
      <text:p text:style-name="Standard"><text:s text:c="14"/>Uni_lemma_overlap_count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1.8029 * Bi_lemma_overlap_count +</text:p>
      <text:p text:style-name="Standard"><text:s text:c="6"/>3.135 <text:s/>* Uni_lemma_overlap_count +</text:p>
      <text:p text:style-name="Standard"><text:s text:c="6"/>1.375 </text:p>
      <text:p text:style-name="Standard"/>
      <text:p text:style-name="Standard">Time taken to build model: 0.02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311,1.711</text:p>
      <text:p text:style-name="Standard">2,0.5,1.675,1.175</text:p>
      <text:p text:style-name="Standard">3,2.4,1.675,-0.725</text:p>
      <text:p text:style-name="Standard">4,1,1.809,0.809</text:p>
      <text:p text:style-name="Standard">5,0.4,1.675,1.275</text:p>
      <text:p text:style-name="Standard">6,1.167,1.675,0.509</text:p>
      <text:p text:style-name="Standard">7,3,2.98,-0.02</text:p>
      <text:p text:style-name="Standard">8,1.167,1.675,0.509</text:p>
      <text:p text:style-name="Standard">9,0.6,2.445,1.845</text:p>
      <text:p text:style-name="Standard">10,1.333,1.675,0.342</text:p>
      <text:p text:style-name="Standard">11,2.667,1.993,-0.673</text:p>
      <text:p text:style-name="Standard">12,0.833,1.993,1.16</text:p>
      <text:p text:style-name="Standard">13,3.6,2.713,-0.887</text:p>
      <text:p text:style-name="Standard">14,0.6,1.675,1.075</text:p>
      <text:p text:style-name="Standard">15,3.4,2.445,-0.955</text:p>
      <text:p text:style-name="Standard">16,3.8,1.358,-2.442</text:p>
      <text:p text:style-name="Standard">17,2,1.675,-0.325</text:p>
      <text:p text:style-name="Standard">18,1,1.675,0.675</text:p>
      <text:p text:style-name="Standard">19,0,1.358,1.358</text:p>
      <text:p text:style-name="Standard">20,2,2.311,0.311</text:p>
      <text:p text:style-name="Standard">21,1.2,2.445,1.245</text:p>
      <text:p text:style-name="Standard">22,2.4,2.311,-0.089</text:p>
      <text:p text:style-name="Standard"><text:soft-page-break/>23,3.333,2.261,-1.072</text:p>
      <text:p text:style-name="Standard">24,1.333,1.358,0.024</text:p>
      <text:p text:style-name="Standard">25,1.833,1.358,-0.476</text:p>
      <text:p text:style-name="Standard">26,2.4,1.675,-0.725</text:p>
      <text:p text:style-name="Standard">27,1.286,2.947,1.661</text:p>
      <text:p text:style-name="Standard">28,2.6,1.675,-0.925</text:p>
      <text:p text:style-name="Standard">29,1.4,1.993,0.593</text:p>
      <text:p text:style-name="Standard">30,1.8,1.675,-0.125</text:p>
      <text:p text:style-name="Standard">31,2.8,2.311,-0.489</text:p>
      <text:p text:style-name="Standard">32,2.2,2.311,0.111</text:p>
      <text:p text:style-name="Standard">33,3,2.127,-0.873</text:p>
      <text:p text:style-name="Standard">34,2,1.675,-0.325</text:p>
      <text:p text:style-name="Standard">35,2.5,1.675,-0.825</text:p>
      <text:p text:style-name="Standard">36,1,1.675,0.675</text:p>
      <text:p text:style-name="Standard">37,2.6,1.993,-0.607</text:p>
      <text:p text:style-name="Standard">38,0.8,1.358,0.558</text:p>
      <text:p text:style-name="Standard">39,0.4,1.358,0.958</text:p>
      <text:p text:style-name="Standard">40,1.75,1.358,-0.392</text:p>
      <text:p text:style-name="Standard">41,1.2,2.127,0.927</text:p>
      <text:p text:style-name="Standard">42,1,1.675,0.675</text:p>
      <text:p text:style-name="Standard">43,3.8,2.579,-1.221</text:p>
      <text:p text:style-name="Standard">44,2.4,2.127,-0.273</text:p>
      <text:p text:style-name="Standard">45,3,2.445,-0.555</text:p>
      <text:p text:style-name="Standard">46,3,2.127,-0.873</text:p>
      <text:p text:style-name="Standard">47,2.6,1.675,-0.925</text:p>
      <text:p text:style-name="Standard">48,0.833,2.311,1.478</text:p>
      <text:p text:style-name="Standard">49,3.833,2.311,-1.522</text:p>
      <text:p text:style-name="Standard">50,2,1.993,-0.007</text:p>
      <text:p text:style-name="Standard">51,2,1.993,-0.007</text:p>
      <text:p text:style-name="Standard">52,0.286,1.675,1.39</text:p>
      <text:p text:style-name="Standard">53,2.833,2.311,-0.522</text:p>
      <text:p text:style-name="Standard">54,2.8,1.675,-1.125</text:p>
      <text:p text:style-name="Standard">55,3.333,2.445,-0.888</text:p>
      <text:p text:style-name="Standard">56,1,1.675,0.675</text:p>
      <text:p text:style-name="Standard">57,1,1.675,0.675</text:p>
      <text:p text:style-name="Standard">58,3.333,2.127,-1.206</text:p>
      <text:p text:style-name="Standard">59,1.333,2.127,0.794</text:p>
      <text:p text:style-name="Standard">60,3.8,1.993,-1.807</text:p>
      <text:p text:style-name="Standard">61,3.4,1.993,-1.407</text:p>
      <text:p text:style-name="Standard">62,2,1.358,-0.642</text:p>
      <text:p text:style-name="Standard">63,2.2,1.358,-0.842</text:p>
      <text:p text:style-name="Standard">64,1,1.993,0.993</text:p>
      <text:p text:style-name="Standard">65,2.2,1.809,-0.391</text:p>
      <text:p text:style-name="Standard">66,1.333,1.993,0.66</text:p>
      <text:p text:style-name="Standard">67,2.8,1.809,-0.991</text:p>
      <text:p text:style-name="Standard">68,2.333,2.897,0.563</text:p>
      <text:p text:style-name="Standard">69,2.667,2.311,-0.356</text:p>
      <text:p text:style-name="Standard">70,1,1.809,0.809</text:p>
      <text:p text:style-name="Standard">71,4.4,2.629,-1.771</text:p>
      <text:p text:style-name="Standard">72,3.2,1.675,-1.525</text:p>
      <text:p text:style-name="Standard">73,2.8,1.675,-1.125</text:p>
      <text:p text:style-name="Standard"><text:soft-page-break/>74,3.8,1.675,-2.125</text:p>
      <text:p text:style-name="Standard">75,2.5,1.809,-0.691</text:p>
      <text:p text:style-name="Standard">76,1.4,1.675,0.275</text:p>
      <text:p text:style-name="Standard">77,1.667,1.993,0.327</text:p>
      <text:p text:style-name="Standard">78,2.6,1.675,-0.925</text:p>
      <text:p text:style-name="Standard">79,2.333,1.993,-0.34</text:p>
      <text:p text:style-name="Standard">80,0.5,1.675,1.175</text:p>
      <text:p text:style-name="Standard">81,0.333,1.675,1.342</text:p>
      <text:p text:style-name="Standard">82,2,1.358,-0.642</text:p>
      <text:p text:style-name="Standard">83,0.8,1.675,0.875</text:p>
      <text:p text:style-name="Standard">84,3.2,1.675,-1.525</text:p>
      <text:p text:style-name="Standard">85,2,2.311,0.311</text:p>
      <text:p text:style-name="Standard">86,0.2,1.943,1.743</text:p>
      <text:p text:style-name="Standard">87,3.25,3.03,-0.22</text:p>
      <text:p text:style-name="Standard">88,3.8,2.127,-1.673</text:p>
      <text:p text:style-name="Standard">89,2.8,1.358,-1.442</text:p>
      <text:p text:style-name="Standard">90,2.4,2.579,0.179</text:p>
      <text:p text:style-name="Standard">91,3,2.311,-0.689</text:p>
      <text:p text:style-name="Standard">92,2.2,1.675,-0.525</text:p>
      <text:p text:style-name="Standard">93,2.2,1.675,-0.525</text:p>
      <text:p text:style-name="Standard">94,1,1.358,0.358</text:p>
      <text:p text:style-name="Standard">95,3.25,2.261,-0.989</text:p>
      <text:p text:style-name="Standard">96,3.2,2.445,-0.755</text:p>
      <text:p text:style-name="Standard">97,3,2.127,-0.873</text:p>
      <text:p text:style-name="Standard">98,1.167,1.993,0.827</text:p>
      <text:p text:style-name="Standard">99,1.2,2.127,0.927</text:p>
      <text:p text:style-name="Standard">100,4.4,1.993,-2.407</text:p>
      <text:p text:style-name="Standard">1,1.4,1.688,0.288</text:p>
      <text:p text:style-name="Standard">2,2,2.141,0.141</text:p>
      <text:p text:style-name="Standard">3,0.8,1.688,0.888</text:p>
      <text:p text:style-name="Standard">4,0.4,1.688,1.288</text:p>
      <text:p text:style-name="Standard">5,2.25,1.688,-0.562</text:p>
      <text:p text:style-name="Standard">6,2.667,1.999,-0.668</text:p>
      <text:p text:style-name="Standard">7,1.167,1.999,0.832</text:p>
      <text:p text:style-name="Standard">8,1.667,1.378,-0.289</text:p>
      <text:p text:style-name="Standard">9,2.667,1.831,-0.836</text:p>
      <text:p text:style-name="Standard">10,1.75,1.378,-0.372</text:p>
      <text:p text:style-name="Standard">11,4,1.999,-2.001</text:p>
      <text:p text:style-name="Standard">12,4.167,2.452,-1.715</text:p>
      <text:p text:style-name="Standard">13,1.833,1.688,-0.145</text:p>
      <text:p text:style-name="Standard">14,0.8,1.688,0.888</text:p>
      <text:p text:style-name="Standard">15,1.2,1.999,0.799</text:p>
      <text:p text:style-name="Standard">16,1.6,1.999,0.399</text:p>
      <text:p text:style-name="Standard">17,2.75,1.999,-0.751</text:p>
      <text:p text:style-name="Standard">18,3.5,2.931,-0.569</text:p>
      <text:p text:style-name="Standard">19,4.833,1.999,-2.834</text:p>
      <text:p text:style-name="Standard">20,1.833,1.688,-0.145</text:p>
      <text:p text:style-name="Standard">21,1.833,2.141,0.308</text:p>
      <text:p text:style-name="Standard">22,1.6,2.141,0.541</text:p>
      <text:p text:style-name="Standard">23,0.6,1.688,1.088</text:p>
      <text:p text:style-name="Standard">24,1.833,1.999,0.166</text:p>
      <text:p text:style-name="Standard"><text:soft-page-break/>25,0.4,1.378,0.978</text:p>
      <text:p text:style-name="Standard">26,1.667,2.141,0.475</text:p>
      <text:p text:style-name="Standard">27,4,1.999,-2.001</text:p>
      <text:p text:style-name="Standard">28,1,1.688,0.688</text:p>
      <text:p text:style-name="Standard">29,1.4,2.31,0.91</text:p>
      <text:p text:style-name="Standard">30,0.667,1.378,0.711</text:p>
      <text:p text:style-name="Standard">31,2.2,1.378,-0.822</text:p>
      <text:p text:style-name="Standard">32,2.6,2.141,-0.459</text:p>
      <text:p text:style-name="Standard">33,3.2,1.378,-1.822</text:p>
      <text:p text:style-name="Standard">34,0,1.378,1.378</text:p>
      <text:p text:style-name="Standard">35,4,2.141,-1.859</text:p>
      <text:p text:style-name="Standard">36,3,1.378,-1.622</text:p>
      <text:p text:style-name="Standard">37,2.6,1.688,-0.912</text:p>
      <text:p text:style-name="Standard">38,2.6,1.378,-1.222</text:p>
      <text:p text:style-name="Standard">39,0.75,1.999,1.249</text:p>
      <text:p text:style-name="Standard">40,0,1.688,1.688</text:p>
      <text:p text:style-name="Standard">41,2,2.62,0.62</text:p>
      <text:p text:style-name="Standard">42,3.167,1.52,-1.647</text:p>
      <text:p text:style-name="Standard">43,1.4,1.688,0.288</text:p>
      <text:p text:style-name="Standard">44,3.6,1.999,-1.601</text:p>
      <text:p text:style-name="Standard">45,2.5,1.378,-1.122</text:p>
      <text:p text:style-name="Standard">46,1.167,1.999,0.832</text:p>
      <text:p text:style-name="Standard">47,0.6,1.999,1.399</text:p>
      <text:p text:style-name="Standard">48,0.75,1.378,0.628</text:p>
      <text:p text:style-name="Standard">49,1.6,1.688,0.088</text:p>
      <text:p text:style-name="Standard">50,1.6,2.141,0.541</text:p>
      <text:p text:style-name="Standard">51,3,2.905,-0.095</text:p>
      <text:p text:style-name="Standard">52,0.25,1.831,1.581</text:p>
      <text:p text:style-name="Standard">53,1.167,2.284,1.117</text:p>
      <text:p text:style-name="Standard">54,1.75,1.999,0.249</text:p>
      <text:p text:style-name="Standard">55,2,1.688,-0.312</text:p>
      <text:p text:style-name="Standard">56,1.8,1.999,0.199</text:p>
      <text:p text:style-name="Standard">57,1.667,1.688,0.022</text:p>
      <text:p text:style-name="Standard">58,2.25,2.595,0.345</text:p>
      <text:p text:style-name="Standard">59,1.6,1.688,0.088</text:p>
      <text:p text:style-name="Standard">60,1.2,1.688,0.488</text:p>
      <text:p text:style-name="Standard">61,1.333,1.999,0.666</text:p>
      <text:p text:style-name="Standard">62,3,1.688,-1.312</text:p>
      <text:p text:style-name="Standard">63,0.4,1.688,1.288</text:p>
      <text:p text:style-name="Standard">64,1.6,2.31,0.71</text:p>
      <text:p text:style-name="Standard">65,0.833,1.688,0.855</text:p>
      <text:p text:style-name="Standard">66,3.167,3.022,-0.145</text:p>
      <text:p text:style-name="Standard">67,2.6,1.999,-0.601</text:p>
      <text:p text:style-name="Standard">68,1.4,2.141,0.741</text:p>
      <text:p text:style-name="Standard">69,0.833,1.378,0.544</text:p>
      <text:p text:style-name="Standard">70,2,1.688,-0.312</text:p>
      <text:p text:style-name="Standard">71,1.2,1.688,0.488</text:p>
      <text:p text:style-name="Standard">72,2,1.688,-0.312</text:p>
      <text:p text:style-name="Standard">73,2.25,1.688,-0.562</text:p>
      <text:p text:style-name="Standard">74,2.2,1.999,-0.201</text:p>
      <text:p text:style-name="Standard">75,2.8,1.688,-1.112</text:p>
      <text:p text:style-name="Standard"><text:soft-page-break/>76,1.4,2.141,0.741</text:p>
      <text:p text:style-name="Standard">77,0.8,2.763,1.963</text:p>
      <text:p text:style-name="Standard">78,0.333,1.688,1.355</text:p>
      <text:p text:style-name="Standard">79,3.4,1.999,-1.401</text:p>
      <text:p text:style-name="Standard">80,1,2.905,1.905</text:p>
      <text:p text:style-name="Standard">81,4.2,2.595,-1.605</text:p>
      <text:p text:style-name="Standard">82,2.2,1.378,-0.822</text:p>
      <text:p text:style-name="Standard">83,1,1.688,0.688</text:p>
      <text:p text:style-name="Standard">84,0.2,1.52,1.32</text:p>
      <text:p text:style-name="Standard">85,3.2,3.384,0.184</text:p>
      <text:p text:style-name="Standard">86,1.8,1.688,-0.112</text:p>
      <text:p text:style-name="Standard">87,1.2,1.688,0.488</text:p>
      <text:p text:style-name="Standard">88,3.25,1.688,-1.562</text:p>
      <text:p text:style-name="Standard">89,2.4,1.688,-0.712</text:p>
      <text:p text:style-name="Standard">90,1,1.688,0.688</text:p>
      <text:p text:style-name="Standard">91,2.333,2.141,-0.192</text:p>
      <text:p text:style-name="Standard">92,4.833,2.452,-2.381</text:p>
      <text:p text:style-name="Standard">93,0.333,1.688,1.355</text:p>
      <text:p text:style-name="Standard">94,4.167,2.31,-1.857</text:p>
      <text:p text:style-name="Standard">95,1,1.378,0.378</text:p>
      <text:p text:style-name="Standard">96,0.167,1.688,1.522</text:p>
      <text:p text:style-name="Standard">97,4.6,1.999,-2.601</text:p>
      <text:p text:style-name="Standard">98,1,1.688,0.688</text:p>
      <text:p text:style-name="Standard">99,2,1.831,-0.169</text:p>
      <text:p text:style-name="Standard">100,0.2,1.688,1.488</text:p>
      <text:p text:style-name="Standard">1,1.5,1.842,0.342</text:p>
      <text:p text:style-name="Standard">2,2.667,1.692,-0.975</text:p>
      <text:p text:style-name="Standard">3,1.4,2.427,1.027</text:p>
      <text:p text:style-name="Standard">4,2.6,1.399,-1.201</text:p>
      <text:p text:style-name="Standard">5,2,1.692,-0.308</text:p>
      <text:p text:style-name="Standard">6,3.8,2.276,-1.524</text:p>
      <text:p text:style-name="Standard">7,2.143,2.276,0.134</text:p>
      <text:p text:style-name="Standard">8,2.2,3.03,0.83</text:p>
      <text:p text:style-name="Standard">9,1.8,1.692,-0.108</text:p>
      <text:p text:style-name="Standard">10,4.6,3.172,-1.428</text:p>
      <text:p text:style-name="Standard">11,1.333,2.427,1.094</text:p>
      <text:p text:style-name="Standard">12,1.167,1.692,0.525</text:p>
      <text:p text:style-name="Standard">13,2.8,1.984,-0.816</text:p>
      <text:p text:style-name="Standard">14,2.6,1.692,-0.908</text:p>
      <text:p text:style-name="Standard">15,0.4,1.842,1.442</text:p>
      <text:p text:style-name="Standard">16,0.2,1.399,1.199</text:p>
      <text:p text:style-name="Standard">17,3,1.984,-1.016</text:p>
      <text:p text:style-name="Standard">18,3.286,2.276,-1.009</text:p>
      <text:p text:style-name="Standard">19,1,1.692,0.692</text:p>
      <text:p text:style-name="Standard">20,2.167,1.984,-0.183</text:p>
      <text:p text:style-name="Standard">21,1,1.692,0.692</text:p>
      <text:p text:style-name="Standard">22,2.167,2.276,0.11</text:p>
      <text:p text:style-name="Standard">23,3.333,2.135,-1.199</text:p>
      <text:p text:style-name="Standard">24,4,2.427,-1.573</text:p>
      <text:p text:style-name="Standard">25,1.167,2.87,1.703</text:p>
      <text:p text:style-name="Standard">26,2.4,2.276,-0.124</text:p>
      <text:p text:style-name="Standard"><text:soft-page-break/>27,0.2,1.399,1.199</text:p>
      <text:p text:style-name="Standard">28,5,1.692,-3.308</text:p>
      <text:p text:style-name="Standard">29,1,2.135,1.135</text:p>
      <text:p text:style-name="Standard">30,2.8,2.135,-0.665</text:p>
      <text:p text:style-name="Standard">31,0.4,1.692,1.292</text:p>
      <text:p text:style-name="Standard">32,2,1.692,-0.308</text:p>
      <text:p text:style-name="Standard">33,2.6,1.692,-0.908</text:p>
      <text:p text:style-name="Standard">34,3.2,2.578,-0.622</text:p>
      <text:p text:style-name="Standard">35,4.333,1.842,-2.491</text:p>
      <text:p text:style-name="Standard">36,0.8,1.692,0.892</text:p>
      <text:p text:style-name="Standard">37,2,1.692,-0.308</text:p>
      <text:p text:style-name="Standard">38,2.2,1.984,-0.216</text:p>
      <text:p text:style-name="Standard">39,2.2,2.135,-0.065</text:p>
      <text:p text:style-name="Standard">40,0.2,1.399,1.199</text:p>
      <text:p text:style-name="Standard">41,1.143,1.984,0.841</text:p>
      <text:p text:style-name="Standard">42,0.8,1.399,0.599</text:p>
      <text:p text:style-name="Standard">43,1.4,1.692,0.292</text:p>
      <text:p text:style-name="Standard">44,0.833,1.692,0.858</text:p>
      <text:p text:style-name="Standard">45,2,1.692,-0.308</text:p>
      <text:p text:style-name="Standard">46,0.2,1.984,1.784</text:p>
      <text:p text:style-name="Standard">47,3,2.719,-0.281</text:p>
      <text:p text:style-name="Standard">48,3,1.692,-1.308</text:p>
      <text:p text:style-name="Standard">49,1.167,1.692,0.525</text:p>
      <text:p text:style-name="Standard">50,2.167,1.692,-0.475</text:p>
      <text:p text:style-name="Standard">51,2.667,3.021,0.354</text:p>
      <text:p text:style-name="Standard">52,0,1.399,1.399</text:p>
      <text:p text:style-name="Standard">53,1.833,2.135,0.301</text:p>
      <text:p text:style-name="Standard">54,1.667,2.87,1.203</text:p>
      <text:p text:style-name="Standard">55,4.4,2.427,-1.973</text:p>
      <text:p text:style-name="Standard">56,1.833,1.842,0.009</text:p>
      <text:p text:style-name="Standard">57,1.167,1.692,0.525</text:p>
      <text:p text:style-name="Standard">58,1,2.427,1.427</text:p>
      <text:p text:style-name="Standard">59,1,1.692,0.692</text:p>
      <text:p text:style-name="Standard">60,1.167,2.135,0.968</text:p>
      <text:p text:style-name="Standard">61,1.4,2.285,0.885</text:p>
      <text:p text:style-name="Standard">62,1,1.692,0.692</text:p>
      <text:p text:style-name="Standard">63,0.333,1.692,1.358</text:p>
      <text:p text:style-name="Standard">64,3,2.578,-0.422</text:p>
      <text:p text:style-name="Standard">65,2.833,2.436,-0.397</text:p>
      <text:p text:style-name="Standard">66,3.167,1.984,-1.183</text:p>
      <text:p text:style-name="Standard">67,2.2,1.842,-0.358</text:p>
      <text:p text:style-name="Standard">68,2.167,1.692,-0.475</text:p>
      <text:p text:style-name="Standard">69,2.75,1.984,-0.766</text:p>
      <text:p text:style-name="Standard">70,1.2,1.692,0.492</text:p>
      <text:p text:style-name="Standard">71,0.6,1.399,0.799</text:p>
      <text:p text:style-name="Standard">72,4.667,2.276,-2.39</text:p>
      <text:p text:style-name="Standard">73,2.4,1.692,-0.708</text:p>
      <text:p text:style-name="Standard">74,1.2,1.692,0.492</text:p>
      <text:p text:style-name="Standard">75,0.5,1.399,0.899</text:p>
      <text:p text:style-name="Standard">76,2.5,2.135,-0.365</text:p>
      <text:p text:style-name="Standard">77,1.4,1.692,0.292</text:p>
      <text:p text:style-name="Standard"><text:soft-page-break/>78,3.8,2.135,-1.665</text:p>
      <text:p text:style-name="Standard">79,4.4,2.276,-2.124</text:p>
      <text:p text:style-name="Standard">80,4.833,1.692,-3.142</text:p>
      <text:p text:style-name="Standard">81,1,1.692,0.692</text:p>
      <text:p text:style-name="Standard">82,4.167,2.427,-1.74</text:p>
      <text:p text:style-name="Standard">83,1.5,1.692,0.192</text:p>
      <text:p text:style-name="Standard">84,1,1.692,0.692</text:p>
      <text:p text:style-name="Standard">85,4.5,2.285,-2.215</text:p>
      <text:p text:style-name="Standard">86,3.2,1.692,-1.508</text:p>
      <text:p text:style-name="Standard">87,3.667,1.984,-1.683</text:p>
      <text:p text:style-name="Standard">88,0,1.692,1.692</text:p>
      <text:p text:style-name="Standard">89,2.6,1.984,-0.616</text:p>
      <text:p text:style-name="Standard">90,0.667,1.399,0.733</text:p>
      <text:p text:style-name="Standard">91,2.2,1.842,-0.358</text:p>
      <text:p text:style-name="Standard">92,2.2,2.285,0.085</text:p>
      <text:p text:style-name="Standard">93,1.2,1.692,0.492</text:p>
      <text:p text:style-name="Standard">94,1,2.135,1.135</text:p>
      <text:p text:style-name="Standard">95,2.8,2.135,-0.665</text:p>
      <text:p text:style-name="Standard">96,1,1.984,0.984</text:p>
      <text:p text:style-name="Standard">97,0,1.399,1.399</text:p>
      <text:p text:style-name="Standard">98,3.667,2.427,-1.24</text:p>
      <text:p text:style-name="Standard">99,0,1.842,1.842</text:p>
      <text:p text:style-name="Standard">100,0.333,2.276,1.943</text:p>
      <text:p text:style-name="Standard">1,2.5,2.583,0.083</text:p>
      <text:p text:style-name="Standard">2,1.333,1.704,0.371</text:p>
      <text:p text:style-name="Standard">3,4.167,1.704,-2.462</text:p>
      <text:p text:style-name="Standard">4,1.4,2.019,0.619</text:p>
      <text:p text:style-name="Standard">5,1.833,3.213,1.38</text:p>
      <text:p text:style-name="Standard">6,0.8,1.704,0.904</text:p>
      <text:p text:style-name="Standard">7,3,2.019,-0.981</text:p>
      <text:p text:style-name="Standard">8,4.2,1.704,-2.496</text:p>
      <text:p text:style-name="Standard">9,1.8,1.704,-0.096</text:p>
      <text:p text:style-name="Standard">10,2,2.583,0.583</text:p>
      <text:p text:style-name="Standard">11,1.167,1.829,0.662</text:p>
      <text:p text:style-name="Standard">12,3,2.019,-0.981</text:p>
      <text:p text:style-name="Standard">13,3.5,2.459,-1.041</text:p>
      <text:p text:style-name="Standard">14,0,1.389,1.389</text:p>
      <text:p text:style-name="Standard">15,1.6,1.704,0.104</text:p>
      <text:p text:style-name="Standard">16,3,2.459,-0.541</text:p>
      <text:p text:style-name="Standard">17,0.333,1.704,1.371</text:p>
      <text:p text:style-name="Standard">18,2.167,1.704,-0.462</text:p>
      <text:p text:style-name="Standard">19,2,2.019,0.019</text:p>
      <text:p text:style-name="Standard">20,3.167,2.334,-0.832</text:p>
      <text:p text:style-name="Standard">21,1.4,1.389,-0.011</text:p>
      <text:p text:style-name="Standard">22,2,2.144,0.144</text:p>
      <text:p text:style-name="Standard">23,1.833,2.019,0.186</text:p>
      <text:p text:style-name="Standard">24,2,1.704,-0.296</text:p>
      <text:p text:style-name="Standard">25,1.75,1.704,-0.046</text:p>
      <text:p text:style-name="Standard">26,1.5,1.829,0.329</text:p>
      <text:p text:style-name="Standard">27,1.5,2.019,0.519</text:p>
      <text:p text:style-name="Standard">28,0.833,1.704,0.871</text:p>
      <text:p text:style-name="Standard"><text:soft-page-break/>29,2,1.704,-0.296</text:p>
      <text:p text:style-name="Standard">30,1.333,2.459,1.125</text:p>
      <text:p text:style-name="Standard">31,1,1.829,0.829</text:p>
      <text:p text:style-name="Standard">32,0.667,2.019,1.353</text:p>
      <text:p text:style-name="Standard">33,3.5,2.144,-1.356</text:p>
      <text:p text:style-name="Standard">34,3.167,2.583,-0.583</text:p>
      <text:p text:style-name="Standard">35,3.25,2.957,-0.293</text:p>
      <text:p text:style-name="Standard">36,1.4,2.334,0.934</text:p>
      <text:p text:style-name="Standard">37,3.667,2.459,-1.208</text:p>
      <text:p text:style-name="Standard">38,0.667,1.389,0.723</text:p>
      <text:p text:style-name="Standard">39,2,1.704,-0.296</text:p>
      <text:p text:style-name="Standard">40,0,1.389,1.389</text:p>
      <text:p text:style-name="Standard">41,0,1.704,1.704</text:p>
      <text:p text:style-name="Standard">42,2.6,2.898,0.298</text:p>
      <text:p text:style-name="Standard">43,0,1.389,1.389</text:p>
      <text:p text:style-name="Standard">44,3,2.832,-0.168</text:p>
      <text:p text:style-name="Standard">45,3.667,1.704,-1.962</text:p>
      <text:p text:style-name="Standard">46,1.833,2.144,0.31</text:p>
      <text:p text:style-name="Standard">47,2,2.019,0.019</text:p>
      <text:p text:style-name="Standard">48,1.2,1.704,0.504</text:p>
      <text:p text:style-name="Standard">49,4.8,2.393,-2.407</text:p>
      <text:p text:style-name="Standard">50,2,2.019,0.019</text:p>
      <text:p text:style-name="Standard">51,0.8,2.019,1.219</text:p>
      <text:p text:style-name="Standard">52,2.2,2.268,0.068</text:p>
      <text:p text:style-name="Standard">53,1,1.829,0.829</text:p>
      <text:p text:style-name="Standard">54,0.167,1.704,1.538</text:p>
      <text:p text:style-name="Standard">55,0.2,1.389,1.189</text:p>
      <text:p text:style-name="Standard">56,2.167,1.829,-0.338</text:p>
      <text:p text:style-name="Standard">57,1.167,1.704,0.538</text:p>
      <text:p text:style-name="Standard">58,1,1.704,0.704</text:p>
      <text:p text:style-name="Standard">59,1,1.704,0.704</text:p>
      <text:p text:style-name="Standard">60,0.667,1.704,1.038</text:p>
      <text:p text:style-name="Standard">61,2.6,2.019,-0.581</text:p>
      <text:p text:style-name="Standard">62,1.6,1.704,0.104</text:p>
      <text:p text:style-name="Standard">63,1,1.704,0.704</text:p>
      <text:p text:style-name="Standard">64,1,2.019,1.019</text:p>
      <text:p text:style-name="Standard">65,0.5,1.389,0.889</text:p>
      <text:p text:style-name="Standard">66,1,2.583,1.583</text:p>
      <text:p text:style-name="Standard">67,3.6,2.144,-1.456</text:p>
      <text:p text:style-name="Standard">68,3,1.829,-1.171</text:p>
      <text:p text:style-name="Standard">69,1.5,2.019,0.519</text:p>
      <text:p text:style-name="Standard">70,0.167,1.704,1.538</text:p>
      <text:p text:style-name="Standard">71,1.4,1.704,0.304</text:p>
      <text:p text:style-name="Standard">72,0.5,1.829,1.329</text:p>
      <text:p text:style-name="Standard">73,1.6,1.514,-0.086</text:p>
      <text:p text:style-name="Standard">74,0.333,1.389,1.056</text:p>
      <text:p text:style-name="Standard">75,2.667,1.704,-0.962</text:p>
      <text:p text:style-name="Standard">76,2.333,1.704,-0.629</text:p>
      <text:p text:style-name="Standard">77,0.333,1.704,1.371</text:p>
      <text:p text:style-name="Standard">78,3,2.144,-0.856</text:p>
      <text:p text:style-name="Standard">79,4.2,1.389,-2.811</text:p>
      <text:p text:style-name="Standard"><text:soft-page-break/>80,3.2,3.404,0.204</text:p>
      <text:p text:style-name="Standard">81,4.4,2.459,-1.941</text:p>
      <text:p text:style-name="Standard">82,2.333,2.583,0.25</text:p>
      <text:p text:style-name="Standard">83,3.6,1.389,-2.211</text:p>
      <text:p text:style-name="Standard">84,2.833,1.829,-1.005</text:p>
      <text:p text:style-name="Standard">85,2.5,1.704,-0.796</text:p>
      <text:p text:style-name="Standard">86,1.2,2.019,0.819</text:p>
      <text:p text:style-name="Standard">87,0.2,1.389,1.189</text:p>
      <text:p text:style-name="Standard">88,0.833,1.704,0.871</text:p>
      <text:p text:style-name="Standard">89,1.167,1.704,0.538</text:p>
      <text:p text:style-name="Standard">90,3.333,1.829,-1.505</text:p>
      <text:p text:style-name="Standard">91,3.4,1.829,-1.571</text:p>
      <text:p text:style-name="Standard">92,1.6,1.389,-0.211</text:p>
      <text:p text:style-name="Standard">93,2,1.704,-0.296</text:p>
      <text:p text:style-name="Standard">94,2.8,2.459,-0.341</text:p>
      <text:p text:style-name="Standard">95,1.8,1.704,-0.096</text:p>
      <text:p text:style-name="Standard">96,0,1.704,1.704</text:p>
      <text:p text:style-name="Standard">97,0,1.389,1.389</text:p>
      <text:p text:style-name="Standard">98,1.2,2.459,1.259</text:p>
      <text:p text:style-name="Standard">99,1.667,2.144,0.477</text:p>
      <text:p text:style-name="Standard">100,1.667,1.704,0.038</text:p>
      <text:p text:style-name="Standard">1,0,1.678,1.678</text:p>
      <text:p text:style-name="Standard">2,3,2.484,-0.516</text:p>
      <text:p text:style-name="Standard">3,1.833,1.678,-0.155</text:p>
      <text:p text:style-name="Standard">4,1.667,1.678,0.012</text:p>
      <text:p text:style-name="Standard">5,1.6,1.678,0.078</text:p>
      <text:p text:style-name="Standard">6,0.8,1.678,0.878</text:p>
      <text:p text:style-name="Standard">7,2.8,1.365,-1.435</text:p>
      <text:p text:style-name="Standard">8,2,1.992,-0.008</text:p>
      <text:p text:style-name="Standard">9,1.4,1.678,0.278</text:p>
      <text:p text:style-name="Standard">10,2.833,4.006,1.172</text:p>
      <text:p text:style-name="Standard">11,3.5,3.469,-0.031</text:p>
      <text:p text:style-name="Standard">12,1.833,1.678,-0.155</text:p>
      <text:p text:style-name="Standard">13,2.75,2.35,-0.4</text:p>
      <text:p text:style-name="Standard">14,1.4,2.305,0.905</text:p>
      <text:p text:style-name="Standard">15,3.6,3.29,-0.31</text:p>
      <text:p text:style-name="Standard">16,1.25,1.992,0.742</text:p>
      <text:p text:style-name="Standard">17,1.8,1.678,-0.122</text:p>
      <text:p text:style-name="Standard">18,3,2.171,-0.829</text:p>
      <text:p text:style-name="Standard">19,2.75,2.171,-0.579</text:p>
      <text:p text:style-name="Standard">20,2.8,1.365,-1.435</text:p>
      <text:p text:style-name="Standard">21,3.2,2.305,-0.895</text:p>
      <text:p text:style-name="Standard">22,0.6,1.678,1.078</text:p>
      <text:p text:style-name="Standard">23,2.6,1.678,-0.922</text:p>
      <text:p text:style-name="Standard">24,0.75,1.678,0.928</text:p>
      <text:p text:style-name="Standard">25,2.8,2.171,-0.629</text:p>
      <text:p text:style-name="Standard">26,1.5,1.678,0.178</text:p>
      <text:p text:style-name="Standard">27,1,2.484,1.484</text:p>
      <text:p text:style-name="Standard">28,1.5,1.365,-0.135</text:p>
      <text:p text:style-name="Standard">29,0.6,2.618,2.018</text:p>
      <text:p text:style-name="Standard">30,1,1.365,0.365</text:p>
      <text:p text:style-name="Standard"><text:soft-page-break/>31,1,2.171,1.171</text:p>
      <text:p text:style-name="Standard">32,3.2,2.171,-1.029</text:p>
      <text:p text:style-name="Standard">33,0,1.365,1.365</text:p>
      <text:p text:style-name="Standard">34,1.4,2.171,0.771</text:p>
      <text:p text:style-name="Standard">35,3.8,3.469,-0.331</text:p>
      <text:p text:style-name="Standard">36,2.833,1.992,-0.842</text:p>
      <text:p text:style-name="Standard">37,1.2,2.171,0.971</text:p>
      <text:p text:style-name="Standard">38,1.2,1.992,0.792</text:p>
      <text:p text:style-name="Standard">39,2.6,1.544,-1.056</text:p>
      <text:p text:style-name="Standard">40,2.8,3.558,0.758</text:p>
      <text:p text:style-name="Standard">41,2.4,1.365,-1.035</text:p>
      <text:p text:style-name="Standard">42,0.8,1.365,0.565</text:p>
      <text:p text:style-name="Standard">43,0.5,1.678,1.178</text:p>
      <text:p text:style-name="Standard">44,1.5,1.678,0.178</text:p>
      <text:p text:style-name="Standard">45,2.8,1.678,-1.122</text:p>
      <text:p text:style-name="Standard">46,2,1.365,-0.635</text:p>
      <text:p text:style-name="Standard">47,1.667,1.992,0.325</text:p>
      <text:p text:style-name="Standard">48,3.333,3.334,0.001</text:p>
      <text:p text:style-name="Standard">49,0.6,1.992,1.392</text:p>
      <text:p text:style-name="Standard">50,0,1.857,1.857</text:p>
      <text:p text:style-name="Standard">51,4.167,1.678,-2.488</text:p>
      <text:p text:style-name="Standard">52,0,1.544,1.544</text:p>
      <text:p text:style-name="Standard">53,4.5,1.992,-2.508</text:p>
      <text:p text:style-name="Standard">54,0.8,1.678,0.878</text:p>
      <text:p text:style-name="Standard">55,0.8,1.678,0.878</text:p>
      <text:p text:style-name="Standard">56,0.833,2.305,1.472</text:p>
      <text:p text:style-name="Standard">57,2.333,1.365,-0.968</text:p>
      <text:p text:style-name="Standard">58,2,1.992,-0.008</text:p>
      <text:p text:style-name="Standard">59,2,2.171,0.171</text:p>
      <text:p text:style-name="Standard">60,3.5,1.992,-1.508</text:p>
      <text:p text:style-name="Standard">61,2,2.797,0.797</text:p>
      <text:p text:style-name="Standard">62,2.8,2.171,-0.629</text:p>
      <text:p text:style-name="Standard">63,2,2.797,0.797</text:p>
      <text:p text:style-name="Standard">64,1.8,1.857,0.057</text:p>
      <text:p text:style-name="Standard">65,2.333,1.678,-0.655</text:p>
      <text:p text:style-name="Standard">66,2,2.171,0.171</text:p>
      <text:p text:style-name="Standard">67,4.714,2.305,-2.409</text:p>
      <text:p text:style-name="Standard">68,0,1.857,1.857</text:p>
      <text:p text:style-name="Standard">69,3,2.171,-0.829</text:p>
      <text:p text:style-name="Standard">70,0.6,1.678,1.078</text:p>
      <text:p text:style-name="Standard">71,0.667,2.484,1.817</text:p>
      <text:p text:style-name="Standard">72,2.5,1.365,-1.135</text:p>
      <text:p text:style-name="Standard">73,2.75,2.171,-0.579</text:p>
      <text:p text:style-name="Standard">74,1.5,2.171,0.671</text:p>
      <text:p text:style-name="Standard">75,1,2.663,1.663</text:p>
      <text:p text:style-name="Standard">76,1,1.365,0.365</text:p>
      <text:p text:style-name="Standard">77,2.6,2.797,0.197</text:p>
      <text:p text:style-name="Standard">78,1.25,1.678,0.428</text:p>
      <text:p text:style-name="Standard">79,1,2.305,1.305</text:p>
      <text:p text:style-name="Standard">80,0.4,1.678,1.278</text:p>
      <text:p text:style-name="Standard">81,2,1.992,-0.008</text:p>
      <text:p text:style-name="Standard"><text:soft-page-break/>82,4.333,1.678,-2.655</text:p>
      <text:p text:style-name="Standard">83,1.6,2.171,0.571</text:p>
      <text:p text:style-name="Standard">84,4.2,2.484,-1.716</text:p>
      <text:p text:style-name="Standard">85,0.2,1.365,1.165</text:p>
      <text:p text:style-name="Standard">86,1.6,1.365,-0.235</text:p>
      <text:p text:style-name="Standard">87,0.167,1.678,1.512</text:p>
      <text:p text:style-name="Standard">88,0.667,1.365,0.698</text:p>
      <text:p text:style-name="Standard">89,3.6,3.2,-0.4</text:p>
      <text:p text:style-name="Standard">90,3,2.529,-0.471</text:p>
      <text:p text:style-name="Standard">91,4.6,2.797,-1.803</text:p>
      <text:p text:style-name="Standard">92,2.8,2.171,-0.629</text:p>
      <text:p text:style-name="Standard">93,1.5,2.484,0.984</text:p>
      <text:p text:style-name="Standard">94,3,2.305,-0.695</text:p>
      <text:p text:style-name="Standard">95,2.167,1.992,-0.175</text:p>
      <text:p text:style-name="Standard">96,1,1.678,0.678</text:p>
      <text:p text:style-name="Standard">97,3.8,2.484,-1.316</text:p>
      <text:p text:style-name="Standard">98,1.429,1.678,0.25</text:p>
      <text:p text:style-name="Standard">99,1.8,1.678,-0.122</text:p>
      <text:p text:style-name="Standard">100,4.2,6.826,2.626</text:p>
      <text:p text:style-name="Standard">1,1.75,2.24,0.49</text:p>
      <text:p text:style-name="Standard">2,2,1.98,-0.02</text:p>
      <text:p text:style-name="Standard">3,1,1.666,0.666</text:p>
      <text:p text:style-name="Standard">4,2,2.11,0.11</text:p>
      <text:p text:style-name="Standard">5,1.8,2.424,0.624</text:p>
      <text:p text:style-name="Standard">6,2.833,2.294,-0.539</text:p>
      <text:p text:style-name="Standard">7,0,1.352,1.352</text:p>
      <text:p text:style-name="Standard">8,1.4,2.608,1.208</text:p>
      <text:p text:style-name="Standard">9,0.6,1.352,0.752</text:p>
      <text:p text:style-name="Standard">10,3.2,2.738,-0.462</text:p>
      <text:p text:style-name="Standard">11,4.333,1.666,-2.668</text:p>
      <text:p text:style-name="Standard">12,4.2,1.98,-2.22</text:p>
      <text:p text:style-name="Standard">13,5,4.276,-0.724</text:p>
      <text:p text:style-name="Standard">14,2,1.352,-0.648</text:p>
      <text:p text:style-name="Standard">15,3.167,1.352,-1.815</text:p>
      <text:p text:style-name="Standard">16,2,2.424,0.424</text:p>
      <text:p text:style-name="Standard">17,2.5,1.796,-0.704</text:p>
      <text:p text:style-name="Standard">18,3.2,1.352,-1.848</text:p>
      <text:p text:style-name="Standard">19,2.4,1.666,-0.734</text:p>
      <text:p text:style-name="Standard">20,1.333,1.352,0.018</text:p>
      <text:p text:style-name="Standard">21,4.6,2.424,-2.176</text:p>
      <text:p text:style-name="Standard">22,3,2.944,-0.056</text:p>
      <text:p text:style-name="Standard">23,1.8,1.98,0.18</text:p>
      <text:p text:style-name="Standard">24,1.6,2.294,0.694</text:p>
      <text:p text:style-name="Standard">25,2.4,1.796,-0.604</text:p>
      <text:p text:style-name="Standard">26,4.4,1.98,-2.42</text:p>
      <text:p text:style-name="Standard">27,3.4,2.11,-1.29</text:p>
      <text:p text:style-name="Standard">28,1.4,2.11,0.71</text:p>
      <text:p text:style-name="Standard">29,2.2,1.796,-0.404</text:p>
      <text:p text:style-name="Standard">30,1.6,1.98,0.38</text:p>
      <text:p text:style-name="Standard">31,1.6,2.294,0.694</text:p>
      <text:p text:style-name="Standard">32,1.8,1.98,0.18</text:p>
      <text:p text:style-name="Standard"><text:soft-page-break/>33,0.6,1.352,0.752</text:p>
      <text:p text:style-name="Standard">34,1,1.666,0.666</text:p>
      <text:p text:style-name="Standard">35,4,1.98,-2.02</text:p>
      <text:p text:style-name="Standard">36,1.167,1.666,0.499</text:p>
      <text:p text:style-name="Standard">37,2.25,2.11,-0.14</text:p>
      <text:p text:style-name="Standard">38,3.4,1.98,-1.42</text:p>
      <text:p text:style-name="Standard">39,1.167,1.666,0.499</text:p>
      <text:p text:style-name="Standard">40,3.75,1.666,-2.084</text:p>
      <text:p text:style-name="Standard">41,4.667,1.666,-3.001</text:p>
      <text:p text:style-name="Standard">42,0,1.352,1.352</text:p>
      <text:p text:style-name="Standard">43,1.4,1.98,0.58</text:p>
      <text:p text:style-name="Standard">44,3.4,2.554,-0.846</text:p>
      <text:p text:style-name="Standard">45,4,2.424,-1.576</text:p>
      <text:p text:style-name="Standard">46,1.5,1.666,0.166</text:p>
      <text:p text:style-name="Standard">47,4.2,1.352,-2.848</text:p>
      <text:p text:style-name="Standard">48,3.167,1.666,-1.501</text:p>
      <text:p text:style-name="Standard">49,2.5,1.352,-1.148</text:p>
      <text:p text:style-name="Standard">50,2,2.424,0.424</text:p>
      <text:p text:style-name="Standard">51,3.2,1.98,-1.22</text:p>
      <text:p text:style-name="Standard">52,2.2,1.352,-0.848</text:p>
      <text:p text:style-name="Standard">53,1.167,1.666,0.499</text:p>
      <text:p text:style-name="Standard">54,2,1.666,-0.334</text:p>
      <text:p text:style-name="Standard">55,1.2,1.666,0.466</text:p>
      <text:p text:style-name="Standard">56,4.4,2.424,-1.976</text:p>
      <text:p text:style-name="Standard">57,2,1.98,-0.02</text:p>
      <text:p text:style-name="Standard">58,0.75,1.666,0.916</text:p>
      <text:p text:style-name="Standard">59,2.5,2.554,0.054</text:p>
      <text:p text:style-name="Standard">60,2,2.684,0.684</text:p>
      <text:p text:style-name="Standard">61,0.167,1.98,1.813</text:p>
      <text:p text:style-name="Standard">62,1.167,1.666,0.499</text:p>
      <text:p text:style-name="Standard">63,0,1.666,1.666</text:p>
      <text:p text:style-name="Standard">64,4.167,2.738,-1.429</text:p>
      <text:p text:style-name="Standard">65,2.667,2.056,-0.611</text:p>
      <text:p text:style-name="Standard">66,2,2.294,0.294</text:p>
      <text:p text:style-name="Standard">67,2,1.98,-0.02</text:p>
      <text:p text:style-name="Standard">68,1,1.666,0.666</text:p>
      <text:p text:style-name="Standard">69,3.8,2.424,-1.376</text:p>
      <text:p text:style-name="Standard">70,2.2,1.98,-0.22</text:p>
      <text:p text:style-name="Standard">71,3,1.666,-1.334</text:p>
      <text:p text:style-name="Standard">72,4.2,1.796,-2.404</text:p>
      <text:p text:style-name="Standard">73,2.833,2.294,-0.539</text:p>
      <text:p text:style-name="Standard">74,3.833,1.98,-1.854</text:p>
      <text:p text:style-name="Standard">75,1.8,1.352,-0.448</text:p>
      <text:p text:style-name="Standard">76,0.8,1.666,0.866</text:p>
      <text:p text:style-name="Standard">77,1.333,1.796,0.462</text:p>
      <text:p text:style-name="Standard">78,0.5,1.796,1.296</text:p>
      <text:p text:style-name="Standard">79,2.833,2.11,-0.724</text:p>
      <text:p text:style-name="Standard">80,2,1.352,-0.648</text:p>
      <text:p text:style-name="Standard">81,2,1.482,-0.518</text:p>
      <text:p text:style-name="Standard">82,3,1.796,-1.204</text:p>
      <text:p text:style-name="Standard">83,4.2,2.554,-1.646</text:p>
      <text:p text:style-name="Standard"><text:soft-page-break/>84,0,1.352,1.352</text:p>
      <text:p text:style-name="Standard">85,0.167,1.666,1.499</text:p>
      <text:p text:style-name="Standard">86,0.25,1.352,1.102</text:p>
      <text:p text:style-name="Standard">87,1.8,1.796,-0.004</text:p>
      <text:p text:style-name="Standard">88,0.5,1.98,1.48</text:p>
      <text:p text:style-name="Standard">89,2.667,2.294,-0.373</text:p>
      <text:p text:style-name="Standard">90,0.833,1.666,0.832</text:p>
      <text:p text:style-name="Standard">91,3,2.11,-0.89</text:p>
      <text:p text:style-name="Standard">92,1.4,2.424,1.024</text:p>
      <text:p text:style-name="Standard">93,2.333,1.666,-0.668</text:p>
      <text:p text:style-name="Standard">94,1.5,1.666,0.166</text:p>
      <text:p text:style-name="Standard">95,3.667,1.98,-1.687</text:p>
      <text:p text:style-name="Standard">96,0,1.666,1.666</text:p>
      <text:p text:style-name="Standard">97,1.2,1.666,0.466</text:p>
      <text:p text:style-name="Standard">98,3,2.998,-0.002</text:p>
      <text:p text:style-name="Standard">99,4.2,1.666,-2.534</text:p>
      <text:p text:style-name="Standard">100,0.6,1.98,1.38</text:p>
      <text:p text:style-name="Standard">1,4,1.713,-2.287</text:p>
      <text:p text:style-name="Standard">2,2.6,1.713,-0.887</text:p>
      <text:p text:style-name="Standard">3,1.4,1.713,0.313</text:p>
      <text:p text:style-name="Standard">4,1.333,2.456,1.122</text:p>
      <text:p text:style-name="Standard">5,1.8,2.456,0.656</text:p>
      <text:p text:style-name="Standard">6,2.833,1.713,-1.121</text:p>
      <text:p text:style-name="Standard">7,2.2,2.017,-0.183</text:p>
      <text:p text:style-name="Standard">8,2.5,2.017,-0.483</text:p>
      <text:p text:style-name="Standard">9,0.167,1.847,1.681</text:p>
      <text:p text:style-name="Standard">10,0.167,1.408,1.242</text:p>
      <text:p text:style-name="Standard">11,1.5,1.713,0.213</text:p>
      <text:p text:style-name="Standard">12,1.2,2.017,0.817</text:p>
      <text:p text:style-name="Standard">13,1.667,1.408,-0.258</text:p>
      <text:p text:style-name="Standard">14,0.6,1.713,1.113</text:p>
      <text:p text:style-name="Standard">15,1.4,1.713,0.313</text:p>
      <text:p text:style-name="Standard">16,2.2,1.847,-0.353</text:p>
      <text:p text:style-name="Standard">17,4,2.151,-1.849</text:p>
      <text:p text:style-name="Standard">18,0.667,1.713,1.046</text:p>
      <text:p text:style-name="Standard">19,1.333,2.017,0.683</text:p>
      <text:p text:style-name="Standard">20,4.167,2.625,-1.542</text:p>
      <text:p text:style-name="Standard">21,0.6,1.713,1.113</text:p>
      <text:p text:style-name="Standard">22,0.667,1.408,0.742</text:p>
      <text:p text:style-name="Standard">23,1.667,2.017,0.35</text:p>
      <text:p text:style-name="Standard">24,3,2.456,-0.544</text:p>
      <text:p text:style-name="Standard">25,0.667,1.408,0.742</text:p>
      <text:p text:style-name="Standard">26,1,2.017,1.017</text:p>
      <text:p text:style-name="Standard">27,1.167,1.713,0.546</text:p>
      <text:p text:style-name="Standard">28,3.333,2.321,-1.013</text:p>
      <text:p text:style-name="Standard">29,3.333,2.895,-0.439</text:p>
      <text:p text:style-name="Standard">30,1,1.713,0.713</text:p>
      <text:p text:style-name="Standard">31,3.167,2.456,-0.711</text:p>
      <text:p text:style-name="Standard">32,1.6,2.017,0.417</text:p>
      <text:p text:style-name="Standard">33,3.25,2.321,-0.929</text:p>
      <text:p text:style-name="Standard">34,2,1.847,-0.153</text:p>
      <text:p text:style-name="Standard"><text:soft-page-break/>35,1.8,1.713,-0.087</text:p>
      <text:p text:style-name="Standard">36,1.25,1.713,0.463</text:p>
      <text:p text:style-name="Standard">37,0.667,1.408,0.742</text:p>
      <text:p text:style-name="Standard">38,0.4,2.017,1.617</text:p>
      <text:p text:style-name="Standard">39,1.6,1.713,0.113</text:p>
      <text:p text:style-name="Standard">40,1.2,2.151,0.951</text:p>
      <text:p text:style-name="Standard">41,0.5,1.982,1.482</text:p>
      <text:p text:style-name="Standard">42,2.833,2.321,-0.513</text:p>
      <text:p text:style-name="Standard">43,1.25,2.286,1.036</text:p>
      <text:p text:style-name="Standard">44,0.4,1.847,1.447</text:p>
      <text:p text:style-name="Standard">45,4.6,2.456,-2.144</text:p>
      <text:p text:style-name="Standard">46,3.667,2.456,-1.211</text:p>
      <text:p text:style-name="Standard">47,0.2,1.713,1.513</text:p>
      <text:p text:style-name="Standard">48,4.5,2.151,-2.349</text:p>
      <text:p text:style-name="Standard">49,1.333,1.713,0.379</text:p>
      <text:p text:style-name="Standard">50,0.4,2.017,1.617</text:p>
      <text:p text:style-name="Standard">51,4.429,1.982,-2.446</text:p>
      <text:p text:style-name="Standard">52,2.667,2.017,-0.65</text:p>
      <text:p text:style-name="Standard">53,1.6,1.713,0.113</text:p>
      <text:p text:style-name="Standard">54,1,2.017,1.017</text:p>
      <text:p text:style-name="Standard">55,1,1.713,0.713</text:p>
      <text:p text:style-name="Standard">56,2.5,1.713,-0.787</text:p>
      <text:p text:style-name="Standard">57,0.2,1.713,1.513</text:p>
      <text:p text:style-name="Standard">58,2,1.713,-0.287</text:p>
      <text:p text:style-name="Standard">59,1.333,1.847,0.514</text:p>
      <text:p text:style-name="Standard">60,2.5,2.151,-0.349</text:p>
      <text:p text:style-name="Standard">61,3.333,2.017,-1.317</text:p>
      <text:p text:style-name="Standard">62,2,2.017,0.017</text:p>
      <text:p text:style-name="Standard">63,2.6,1.713,-0.887</text:p>
      <text:p text:style-name="Standard">64,2.4,2.017,-0.383</text:p>
      <text:p text:style-name="Standard">65,0.4,1.713,1.313</text:p>
      <text:p text:style-name="Standard">66,0.167,1.713,1.546</text:p>
      <text:p text:style-name="Standard">67,1.6,2.017,0.417</text:p>
      <text:p text:style-name="Standard">68,1.714,2.151,0.437</text:p>
      <text:p text:style-name="Standard">69,2.25,2.286,0.036</text:p>
      <text:p text:style-name="Standard">70,2,2.321,0.321</text:p>
      <text:p text:style-name="Standard">71,1.25,2.76,1.51</text:p>
      <text:p text:style-name="Standard">72,0,1.408,1.408</text:p>
      <text:p text:style-name="Standard">73,1,1.713,0.713</text:p>
      <text:p text:style-name="Standard">74,1,2.321,1.321</text:p>
      <text:p text:style-name="Standard">75,2.4,2.017,-0.383</text:p>
      <text:p text:style-name="Standard">76,1,1.713,0.713</text:p>
      <text:p text:style-name="Standard">77,4.2,1.847,-2.353</text:p>
      <text:p text:style-name="Standard">78,0,1.713,1.713</text:p>
      <text:p text:style-name="Standard">79,2,2.456,0.456</text:p>
      <text:p text:style-name="Standard">80,1.5,1.713,0.213</text:p>
      <text:p text:style-name="Standard">81,3,2.725,-0.275</text:p>
      <text:p text:style-name="Standard">82,0.6,1.713,1.113</text:p>
      <text:p text:style-name="Standard">83,3.667,1.713,-1.954</text:p>
      <text:p text:style-name="Standard">84,2.8,1.713,-1.087</text:p>
      <text:p text:style-name="Standard">85,1,2.321,1.321</text:p>
      <text:p text:style-name="Standard"><text:soft-page-break/>86,0.333,1.543,1.21</text:p>
      <text:p text:style-name="Standard">87,4.5,2.017,-2.483</text:p>
      <text:p text:style-name="Standard">88,3,2.456,-0.544</text:p>
      <text:p text:style-name="Standard">89,1.167,2.456,1.289</text:p>
      <text:p text:style-name="Standard">90,1.4,2.321,0.921</text:p>
      <text:p text:style-name="Standard">91,1.2,1.408,0.208</text:p>
      <text:p text:style-name="Standard">92,0.286,1.713,1.427</text:p>
      <text:p text:style-name="Standard">93,2.4,1.713,-0.687</text:p>
      <text:p text:style-name="Standard">94,2.2,1.408,-0.792</text:p>
      <text:p text:style-name="Standard">95,1.2,2.017,0.817</text:p>
      <text:p text:style-name="Standard">96,0.2,1.408,1.208</text:p>
      <text:p text:style-name="Standard">97,1.6,2.321,0.721</text:p>
      <text:p text:style-name="Standard">98,1.75,2.151,0.401</text:p>
      <text:p text:style-name="Standard">99,0.833,1.408,0.575</text:p>
      <text:p text:style-name="Standard">100,2.25,1.408,-0.842</text:p>
      <text:p text:style-name="Standard">1,1.5,3.055,1.555</text:p>
      <text:p text:style-name="Standard">2,5,1.983,-3.017</text:p>
      <text:p text:style-name="Standard">3,1.833,1.667,-0.166</text:p>
      <text:p text:style-name="Standard">4,3,2.908,-0.092</text:p>
      <text:p text:style-name="Standard">5,2.667,3.055,0.388</text:p>
      <text:p text:style-name="Standard">6,1,1.814,0.814</text:p>
      <text:p text:style-name="Standard">7,1.833,2.13,0.296</text:p>
      <text:p text:style-name="Standard">8,2.6,1.667,-0.933</text:p>
      <text:p text:style-name="Standard">9,3,1.814,-1.186</text:p>
      <text:p text:style-name="Standard">10,2.8,1.983,-0.817</text:p>
      <text:p text:style-name="Standard">11,1.75,2.761,1.011</text:p>
      <text:p text:style-name="Standard">12,4.5,4.273,-0.227</text:p>
      <text:p text:style-name="Standard">13,3.4,1.814,-1.586</text:p>
      <text:p text:style-name="Standard">14,2.2,1.667,-0.533</text:p>
      <text:p text:style-name="Standard">15,4.333,2.299,-2.035</text:p>
      <text:p text:style-name="Standard">16,2.75,1.351,-1.399</text:p>
      <text:p text:style-name="Standard">17,1.8,1.983,0.183</text:p>
      <text:p text:style-name="Standard">18,3,1.667,-1.333</text:p>
      <text:p text:style-name="Standard">19,0.2,1.351,1.151</text:p>
      <text:p text:style-name="Standard">20,3.5,1.351,-2.149</text:p>
      <text:p text:style-name="Standard">21,1.333,1.667,0.334</text:p>
      <text:p text:style-name="Standard">22,2.6,1.667,-0.933</text:p>
      <text:p text:style-name="Standard">23,3,2.299,-0.701</text:p>
      <text:p text:style-name="Standard">24,3.75,1.983,-1.767</text:p>
      <text:p text:style-name="Standard">25,3.6,1.667,-1.933</text:p>
      <text:p text:style-name="Standard">26,4,1.667,-2.333</text:p>
      <text:p text:style-name="Standard">27,1.667,1.983,0.316</text:p>
      <text:p text:style-name="Standard">28,3.333,1.983,-1.35</text:p>
      <text:p text:style-name="Standard">29,3.6,1.667,-1.933</text:p>
      <text:p text:style-name="Standard">30,0.6,1.667,1.067</text:p>
      <text:p text:style-name="Standard">31,2.6,1.667,-0.933</text:p>
      <text:p text:style-name="Standard">32,3.167,1.667,-1.5</text:p>
      <text:p text:style-name="Standard">33,3.833,1.667,-2.166</text:p>
      <text:p text:style-name="Standard">34,2.8,1.983,-0.817</text:p>
      <text:p text:style-name="Standard">35,1.2,1.351,0.151</text:p>
      <text:p text:style-name="Standard">36,0.6,2.13,1.53</text:p>
      <text:p text:style-name="Standard"><text:soft-page-break/>37,1.4,1.667,0.267</text:p>
      <text:p text:style-name="Standard">38,2.25,1.667,-0.583</text:p>
      <text:p text:style-name="Standard">39,0.333,1.667,1.334</text:p>
      <text:p text:style-name="Standard">40,3.167,1.983,-1.184</text:p>
      <text:p text:style-name="Standard">41,1.667,1.667,0</text:p>
      <text:p text:style-name="Standard">42,2.8,2.276,-0.524</text:p>
      <text:p text:style-name="Standard">43,4.6,3.224,-1.376</text:p>
      <text:p text:style-name="Standard">44,2,1.667,-0.333</text:p>
      <text:p text:style-name="Standard">45,1,1.814,0.814</text:p>
      <text:p text:style-name="Standard">46,1,2.13,1.13</text:p>
      <text:p text:style-name="Standard">47,1.75,1.667,-0.083</text:p>
      <text:p text:style-name="Standard">48,1.8,1.667,-0.133</text:p>
      <text:p text:style-name="Standard">49,2.25,1.351,-0.899</text:p>
      <text:p text:style-name="Standard">50,0.4,1.351,0.951</text:p>
      <text:p text:style-name="Standard">51,0.75,1.667,0.917</text:p>
      <text:p text:style-name="Standard">52,2.8,2.299,-0.501</text:p>
      <text:p text:style-name="Standard">53,1.75,1.351,-0.399</text:p>
      <text:p text:style-name="Standard">54,1.167,1.351,0.185</text:p>
      <text:p text:style-name="Standard">55,3.333,1.667,-1.666</text:p>
      <text:p text:style-name="Standard">56,2,2.445,0.445</text:p>
      <text:p text:style-name="Standard">57,2.167,1.667,-0.5</text:p>
      <text:p text:style-name="Standard">58,0,1.351,1.351</text:p>
      <text:p text:style-name="Standard">59,1.167,2.299,1.132</text:p>
      <text:p text:style-name="Standard">60,0.2,1.351,1.151</text:p>
      <text:p text:style-name="Standard">61,3,2.445,-0.555</text:p>
      <text:p text:style-name="Standard">62,2.833,1.351,-1.482</text:p>
      <text:p text:style-name="Standard">63,3.4,3.055,-0.345</text:p>
      <text:p text:style-name="Standard">64,0,1.351,1.351</text:p>
      <text:p text:style-name="Standard">65,0.4,1.667,1.267</text:p>
      <text:p text:style-name="Standard">66,0.8,1.667,0.867</text:p>
      <text:p text:style-name="Standard">67,2.5,2.908,0.408</text:p>
      <text:p text:style-name="Standard">68,2.25,1.667,-0.583</text:p>
      <text:p text:style-name="Standard">69,3.8,3.37,-0.43</text:p>
      <text:p text:style-name="Standard">70,2.6,1.667,-0.933</text:p>
      <text:p text:style-name="Standard">71,1.5,1.983,0.483</text:p>
      <text:p text:style-name="Standard">72,1,1.667,0.667</text:p>
      <text:p text:style-name="Standard">73,3.833,2.13,-1.704</text:p>
      <text:p text:style-name="Standard">74,2.2,2.445,0.245</text:p>
      <text:p text:style-name="Standard">75,1,2.445,1.445</text:p>
      <text:p text:style-name="Standard">76,0.333,1.667,1.334</text:p>
      <text:p text:style-name="Standard">77,3.4,2.761,-0.639</text:p>
      <text:p text:style-name="Standard">78,3,1.667,-1.333</text:p>
      <text:p text:style-name="Standard">79,1.4,2.761,1.361</text:p>
      <text:p text:style-name="Standard">80,1.75,1.351,-0.399</text:p>
      <text:p text:style-name="Standard">81,1.75,1.667,-0.083</text:p>
      <text:p text:style-name="Standard">82,0.8,1.983,1.183</text:p>
      <text:p text:style-name="Standard">83,2.2,1.667,-0.533</text:p>
      <text:p text:style-name="Standard">84,2,1.667,-0.333</text:p>
      <text:p text:style-name="Standard">85,2,2.13,0.13</text:p>
      <text:p text:style-name="Standard">86,2.4,1.983,-0.417</text:p>
      <text:p text:style-name="Standard">87,0,1.667,1.667</text:p>
      <text:p text:style-name="Standard"><text:soft-page-break/>88,2.5,1.351,-1.149</text:p>
      <text:p text:style-name="Standard">89,1.75,1.351,-0.399</text:p>
      <text:p text:style-name="Standard">90,2.8,2.299,-0.501</text:p>
      <text:p text:style-name="Standard">91,0,1.351,1.351</text:p>
      <text:p text:style-name="Standard">92,1.5,1.667,0.167</text:p>
      <text:p text:style-name="Standard">93,1.8,1.983,0.183</text:p>
      <text:p text:style-name="Standard">94,1,1.351,0.351</text:p>
      <text:p text:style-name="Standard">95,1.667,1.667,0</text:p>
      <text:p text:style-name="Standard">96,1,2.299,1.299</text:p>
      <text:p text:style-name="Standard">97,0.2,1.667,1.467</text:p>
      <text:p text:style-name="Standard">98,1.6,2.13,0.53</text:p>
      <text:p text:style-name="Standard">99,1.2,1.983,0.783</text:p>
      <text:p text:style-name="Standard">100,2.8,1.814,-0.986</text:p>
      <text:p text:style-name="Standard">1,3.5,2.144,-1.356</text:p>
      <text:p text:style-name="Standard">2,1.333,2.021,0.688</text:p>
      <text:p text:style-name="Standard">3,2.8,1.369,-1.431</text:p>
      <text:p text:style-name="Standard">4,1.6,2.021,0.421</text:p>
      <text:p text:style-name="Standard">5,1.4,2.021,0.621</text:p>
      <text:p text:style-name="Standard">6,2.6,1.695,-0.905</text:p>
      <text:p text:style-name="Standard">7,0.25,1.695,1.445</text:p>
      <text:p text:style-name="Standard">8,0,1.369,1.369</text:p>
      <text:p text:style-name="Standard">9,1.667,2.021,0.354</text:p>
      <text:p text:style-name="Standard">10,0.333,1.369,1.035</text:p>
      <text:p text:style-name="Standard">11,2,3.041,1.041</text:p>
      <text:p text:style-name="Standard">12,2.75,2.592,-0.158</text:p>
      <text:p text:style-name="Standard">13,2.2,2.347,0.147</text:p>
      <text:p text:style-name="Standard">14,4.6,2.266,-2.334</text:p>
      <text:p text:style-name="Standard">15,2.167,2.144,-0.023</text:p>
      <text:p text:style-name="Standard">16,1.2,1.695,0.495</text:p>
      <text:p text:style-name="Standard">17,1.6,1.369,-0.231</text:p>
      <text:p text:style-name="Standard">18,2.25,2.021,-0.229</text:p>
      <text:p text:style-name="Standard">19,0.8,2.144,1.344</text:p>
      <text:p text:style-name="Standard">20,0,1.817,1.817</text:p>
      <text:p text:style-name="Standard">21,1.2,2.144,0.944</text:p>
      <text:p text:style-name="Standard">22,2.8,2.389,-0.411</text:p>
      <text:p text:style-name="Standard">23,3,2.144,-0.856</text:p>
      <text:p text:style-name="Standard">24,4.8,2.673,-2.127</text:p>
      <text:p text:style-name="Standard">25,1.833,1.817,-0.016</text:p>
      <text:p text:style-name="Standard">26,0.333,2.021,1.688</text:p>
      <text:p text:style-name="Standard">27,1.25,2.144,0.894</text:p>
      <text:p text:style-name="Standard">28,1.6,1.695,0.095</text:p>
      <text:p text:style-name="Standard">29,1.2,2.47,1.27</text:p>
      <text:p text:style-name="Standard">30,3.2,2.021,-1.179</text:p>
      <text:p text:style-name="Standard">31,0.6,1.695,1.095</text:p>
      <text:p text:style-name="Standard">32,2.8,1.695,-1.105</text:p>
      <text:p text:style-name="Standard">33,2.4,1.369,-1.031</text:p>
      <text:p text:style-name="Standard">34,1.4,1.695,0.295</text:p>
      <text:p text:style-name="Standard">35,0.5,1.695,1.195</text:p>
      <text:p text:style-name="Standard">36,3.4,2.144,-1.256</text:p>
      <text:p text:style-name="Standard">37,0.2,1.369,1.169</text:p>
      <text:p text:style-name="Standard">38,2.333,1.369,-0.965</text:p>
      <text:p text:style-name="Standard"><text:soft-page-break/>39,1.6,1.695,0.095</text:p>
      <text:p text:style-name="Standard">40,2.8,1.695,-1.105</text:p>
      <text:p text:style-name="Standard">41,0.6,1.695,1.095</text:p>
      <text:p text:style-name="Standard">42,0.2,1.695,1.495</text:p>
      <text:p text:style-name="Standard">43,3.333,1.695,-1.639</text:p>
      <text:p text:style-name="Standard">44,1.667,2.144,0.477</text:p>
      <text:p text:style-name="Standard">45,2.8,1.817,-0.983</text:p>
      <text:p text:style-name="Standard">46,3.333,2.796,-0.538</text:p>
      <text:p text:style-name="Standard">47,2.4,2.918,0.518</text:p>
      <text:p text:style-name="Standard">48,0.5,1.695,1.195</text:p>
      <text:p text:style-name="Standard">49,1.4,1.695,0.295</text:p>
      <text:p text:style-name="Standard">50,1.2,2.592,1.392</text:p>
      <text:p text:style-name="Standard">51,2.4,2.47,0.07</text:p>
      <text:p text:style-name="Standard">52,4,2.389,-1.611</text:p>
      <text:p text:style-name="Standard">53,2.167,1.695,-0.472</text:p>
      <text:p text:style-name="Standard">54,1.5,1.695,0.195</text:p>
      <text:p text:style-name="Standard">55,2,1.695,-0.305</text:p>
      <text:p text:style-name="Standard">56,1.6,2.144,0.544</text:p>
      <text:p text:style-name="Standard">57,2.2,2.144,-0.056</text:p>
      <text:p text:style-name="Standard">58,3.75,1.369,-2.381</text:p>
      <text:p text:style-name="Standard">59,0.333,1.369,1.035</text:p>
      <text:p text:style-name="Standard">60,1.667,1.369,-0.298</text:p>
      <text:p text:style-name="Standard">61,1.5,1.695,0.195</text:p>
      <text:p text:style-name="Standard">62,0,2.796,2.796</text:p>
      <text:p text:style-name="Standard">63,1,1.369,0.369</text:p>
      <text:p text:style-name="Standard">64,2.833,2.47,-0.364</text:p>
      <text:p text:style-name="Standard">65,1.833,1.695,-0.139</text:p>
      <text:p text:style-name="Standard">66,2,2.592,0.592</text:p>
      <text:p text:style-name="Standard">67,1.6,2.144,0.544</text:p>
      <text:p text:style-name="Standard">68,4.2,1.695,-2.505</text:p>
      <text:p text:style-name="Standard">69,2.2,2.021,-0.179</text:p>
      <text:p text:style-name="Standard">70,3.4,3.041,-0.359</text:p>
      <text:p text:style-name="Standard">71,2,2.47,0.47</text:p>
      <text:p text:style-name="Standard">72,3.167,2.634,-0.533</text:p>
      <text:p text:style-name="Standard">73,3.833,1.695,-2.139</text:p>
      <text:p text:style-name="Standard">74,0.833,1.369,0.535</text:p>
      <text:p text:style-name="Standard">75,1.4,1.695,0.295</text:p>
      <text:p text:style-name="Standard">76,2.2,2.144,-0.056</text:p>
      <text:p text:style-name="Standard">77,1.167,2.347,1.18</text:p>
      <text:p text:style-name="Standard">78,2.5,2.021,-0.479</text:p>
      <text:p text:style-name="Standard">79,0.4,1.695,1.295</text:p>
      <text:p text:style-name="Standard">80,4.333,2.918,-1.415</text:p>
      <text:p text:style-name="Standard">81,1.5,1.369,-0.131</text:p>
      <text:p text:style-name="Standard">82,0.2,1.369,1.169</text:p>
      <text:p text:style-name="Standard">83,0.6,1.695,1.095</text:p>
      <text:p text:style-name="Standard">84,3.833,3.735,-0.098</text:p>
      <text:p text:style-name="Standard">85,1.4,2.347,0.947</text:p>
      <text:p text:style-name="Standard">86,0,1.369,1.369</text:p>
      <text:p text:style-name="Standard">87,2.4,2.144,-0.256</text:p>
      <text:p text:style-name="Standard">88,1.167,1.369,0.202</text:p>
      <text:p text:style-name="Standard">89,1.143,2.47,1.327</text:p>
      <text:p text:style-name="Standard"><text:soft-page-break/>90,1.167,1.369,0.202</text:p>
      <text:p text:style-name="Standard">91,1,2.021,1.021</text:p>
      <text:p text:style-name="Standard">92,0.6,1.695,1.095</text:p>
      <text:p text:style-name="Standard">93,0,1.695,1.695</text:p>
      <text:p text:style-name="Standard">94,2.8,1.369,-1.431</text:p>
      <text:p text:style-name="Standard">95,3,1.695,-1.305</text:p>
      <text:p text:style-name="Standard">96,3.8,1.695,-2.105</text:p>
      <text:p text:style-name="Standard">97,1.5,1.369,-0.131</text:p>
      <text:p text:style-name="Standard">98,2,2.021,0.021</text:p>
      <text:p text:style-name="Standard">99,3.333,1.817,-1.516</text:p>
      <text:p text:style-name="Standard">100,1.5,1.695,0.195</text:p>
      <text:p text:style-name="Standard">1,3.833,2.03,-1.803</text:p>
      <text:p text:style-name="Standard">2,1.833,2.03,0.197</text:p>
      <text:p text:style-name="Standard">3,0.429,1.703,1.274</text:p>
      <text:p text:style-name="Standard">4,2.667,2.62,-0.047</text:p>
      <text:p text:style-name="Standard">5,1.2,2.161,0.961</text:p>
      <text:p text:style-name="Standard">6,2,1.834,-0.166</text:p>
      <text:p text:style-name="Standard">7,3.6,2.357,-1.243</text:p>
      <text:p text:style-name="Standard">8,0.6,1.703,1.103</text:p>
      <text:p text:style-name="Standard">9,3.75,2.03,-1.72</text:p>
      <text:p text:style-name="Standard">10,5,2.161,-2.839</text:p>
      <text:p text:style-name="Standard">11,1.8,1.834,0.034</text:p>
      <text:p text:style-name="Standard">12,4.4,1.703,-2.697</text:p>
      <text:p text:style-name="Standard">13,1.6,2.161,0.561</text:p>
      <text:p text:style-name="Standard">14,2.2,2.161,-0.039</text:p>
      <text:p text:style-name="Standard">15,0.167,1.376,1.209</text:p>
      <text:p text:style-name="Standard">16,1.75,2.03,0.28</text:p>
      <text:p text:style-name="Standard">17,1.6,2.293,0.693</text:p>
      <text:p text:style-name="Standard">18,1.4,2.161,0.761</text:p>
      <text:p text:style-name="Standard">19,3.333,3.601,0.267</text:p>
      <text:p text:style-name="Standard">20,1.6,2.488,0.888</text:p>
      <text:p text:style-name="Standard">21,1.2,1.376,0.176</text:p>
      <text:p text:style-name="Standard">22,1.8,1.703,-0.097</text:p>
      <text:p text:style-name="Standard">23,1.75,1.376,-0.374</text:p>
      <text:p text:style-name="Standard">24,3.2,1.703,-1.497</text:p>
      <text:p text:style-name="Standard">25,0.25,1.376,1.126</text:p>
      <text:p text:style-name="Standard">26,0.167,1.703,1.536</text:p>
      <text:p text:style-name="Standard">27,3.2,2.357,-0.843</text:p>
      <text:p text:style-name="Standard">28,0.667,2.357,1.69</text:p>
      <text:p text:style-name="Standard">29,1.6,3.274,1.674</text:p>
      <text:p text:style-name="Standard">30,1.2,2.03,0.83</text:p>
      <text:p text:style-name="Standard">31,1.25,2.488,1.238</text:p>
      <text:p text:style-name="Standard">32,1.8,2.161,0.361</text:p>
      <text:p text:style-name="Standard">33,1.667,2.684,1.017</text:p>
      <text:p text:style-name="Standard">34,1,2.488,1.488</text:p>
      <text:p text:style-name="Standard">35,1.4,1.703,0.303</text:p>
      <text:p text:style-name="Standard">36,1,1.703,0.703</text:p>
      <text:p text:style-name="Standard">37,3.167,2.357,-0.81</text:p>
      <text:p text:style-name="Standard">38,2.2,3.274,1.074</text:p>
      <text:p text:style-name="Standard">39,0,1.376,1.376</text:p>
      <text:p text:style-name="Standard">40,2.333,2.815,0.482</text:p>
      <text:p text:style-name="Standard"><text:soft-page-break/>41,3,3.274,0.274</text:p>
      <text:p text:style-name="Standard">42,1,1.703,0.703</text:p>
      <text:p text:style-name="Standard">43,0.4,1.703,1.303</text:p>
      <text:p text:style-name="Standard">44,3.167,2.03,-1.137</text:p>
      <text:p text:style-name="Standard">45,0.6,2.357,1.757</text:p>
      <text:p text:style-name="Standard">46,2.4,1.703,-0.697</text:p>
      <text:p text:style-name="Standard">47,4.5,2.293,-2.207</text:p>
      <text:p text:style-name="Standard">48,1.2,2.488,1.288</text:p>
      <text:p text:style-name="Standard">49,1,2.03,1.03</text:p>
      <text:p text:style-name="Standard">50,2.333,1.376,-0.957</text:p>
      <text:p text:style-name="Standard">51,0.25,1.703,1.453</text:p>
      <text:p text:style-name="Standard">52,2.4,1.703,-0.697</text:p>
      <text:p text:style-name="Standard">53,2.429,3.011,0.582</text:p>
      <text:p text:style-name="Standard">54,3.2,3.472,0.272</text:p>
      <text:p text:style-name="Standard">55,2,1.703,-0.297</text:p>
      <text:p text:style-name="Standard">56,1.5,1.966,0.466</text:p>
      <text:p text:style-name="Standard">57,1.4,1.703,0.303</text:p>
      <text:p text:style-name="Standard">58,1.667,1.703,0.036</text:p>
      <text:p text:style-name="Standard">59,0.6,1.703,1.103</text:p>
      <text:p text:style-name="Standard">60,3.8,2.161,-1.639</text:p>
      <text:p text:style-name="Standard">61,2.8,2.03,-0.77</text:p>
      <text:p text:style-name="Standard">62,1.167,2.03,0.863</text:p>
      <text:p text:style-name="Standard">63,0.5,1.376,0.876</text:p>
      <text:p text:style-name="Standard">64,3.833,2.488,-1.345</text:p>
      <text:p text:style-name="Standard">65,3.2,2.488,-0.712</text:p>
      <text:p text:style-name="Standard">66,3,2.03,-0.97</text:p>
      <text:p text:style-name="Standard">67,0.6,2.03,1.43</text:p>
      <text:p text:style-name="Standard">68,2,2.161,0.161</text:p>
      <text:p text:style-name="Standard">69,3,2.161,-0.839</text:p>
      <text:p text:style-name="Standard">70,1.75,3.274,1.524</text:p>
      <text:p text:style-name="Standard">71,3.6,3.274,-0.326</text:p>
      <text:p text:style-name="Standard">72,0.4,1.834,1.434</text:p>
      <text:p text:style-name="Standard">73,2,1.703,-0.297</text:p>
      <text:p text:style-name="Standard">74,1.167,1.703,0.536</text:p>
      <text:p text:style-name="Standard">75,4.2,2.488,-1.712</text:p>
      <text:p text:style-name="Standard">76,2.2,1.703,-0.497</text:p>
      <text:p text:style-name="Standard">77,1.2,2.293,1.093</text:p>
      <text:p text:style-name="Standard">78,2,2.488,0.488</text:p>
      <text:p text:style-name="Standard">79,1.4,2.161,0.761</text:p>
      <text:p text:style-name="Standard">80,1,2.03,1.03</text:p>
      <text:p text:style-name="Standard">81,1.5,2.161,0.661</text:p>
      <text:p text:style-name="Standard">82,1,2.488,1.488</text:p>
      <text:p text:style-name="Standard">83,1.8,1.703,-0.097</text:p>
      <text:p text:style-name="Standard">84,2.2,1.703,-0.497</text:p>
      <text:p text:style-name="Standard">85,0.4,1.703,1.303</text:p>
      <text:p text:style-name="Standard">86,3,2.357,-0.643</text:p>
      <text:p text:style-name="Standard">87,0.667,1.376,0.709</text:p>
      <text:p text:style-name="Standard">88,1.2,2.684,1.484</text:p>
      <text:p text:style-name="Standard">89,2.4,1.703,-0.697</text:p>
      <text:p text:style-name="Standard">90,1,1.376,0.376</text:p>
      <text:p text:style-name="Standard">91,1.2,2.488,1.288</text:p>
      <text:p text:style-name="Standard"><text:soft-page-break/>92,3.167,2.815,-0.351</text:p>
      <text:p text:style-name="Standard">93,0.833,1.703,0.87</text:p>
      <text:p text:style-name="Standard">94,3.667,2.161,-1.505</text:p>
      <text:p text:style-name="Standard">95,3.2,1.703,-1.497</text:p>
      <text:p text:style-name="Standard">96,0,1.376,1.376</text:p>
      <text:p text:style-name="Standard">97,0.8,1.376,0.576</text:p>
      <text:p text:style-name="Standard">98,1.8,1.703,-0.097</text:p>
      <text:p text:style-name="Standard">99,4.25,2.161,-2.089</text:p>
      <text:p text:style-name="Standard">100,0,2.03,2.03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3903</text:p>
      <text:p text:style-name="Standard">Mean absolute error <text:s text:c="21"/>0.8979</text:p>
      <text:p text:style-name="Standard">Root mean squared error <text:s text:c="17"/>1.0926</text:p>
      <text:p text:style-name="Standard">Relative absolute error <text:s text:c="16"/>91.572 <text:s/>%</text:p>
      <text:p text:style-name="Standard">Root relative squared error <text:s text:c="12"/>91.9673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4:30:24</meta:creation-date>
    <meta:document-statistic meta:table-count="0" meta:image-count="0" meta:object-count="0" meta:page-count="21" meta:paragraph-count="1027" meta:word-count="1093" meta:character-count="19383"/>
    <dc:date>2014-11-26T14:30:52</dc:date>
    <dc:creator>amita misra</dc:creator>
    <meta:editing-duration>PT28S</meta:editing-duration>
    <meta:editing-cycles>1</meta:editing-cycles>
    <meta:generator>OpenOffice/4.1.0$Unix OpenOffice.org_project/410m18$Build-9764</meta:generator>
  </office:meta>
</office:document-meta>
</file>